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57A0000021A84C2F7E6EC70E436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5.755cm" svg:x="-0.001cm" svg:y="0.209cm">
          <draw:image xlink:href="Pictures/100002010000057A0000021A84C2F7E6EC70E43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4-30T07:10:51.802452000</dc:date>
    <meta:editing-duration>PT3M38S</meta:editing-duration>
    <meta:editing-cycles>3</meta:editing-cycles>
    <meta:generator>LibreOffice/5.0.3.2$MacOSX_X86_64 LibreOffice_project/e5f16313668ac592c1bfb310f4390624e3dbfb75</meta:generator>
    <meta:document-statistic meta:object-count="1"/>
  </office:meta>
</office:document-meta>
</file>